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ELTRAN HALLASI, ANA ROS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AVICOLA VIRGEN DEL CISNE</text:span></text:p>
            <text:p text:style-name="P7">Lin.Genet(Ped.1):<text:span text:style-name="T4">FR. ROJO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8T17:43:5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